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text-align="start" style:justify-single-word="false"/>
    </style:style>
    <style:style style:name="P3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dditional plugins/behaviours used in this game</text:h>
      <text:p text:style-name="Text_20_body">The game contains some non-native plugins / behaviours you need to install before using the package. They are:</text:p>
      <text:p text:style-name="Text_20_body">Non-native behaviours used:</text:p>
      <text:list xml:id="list1706574880221551021" text:style-name="L1">
        <text:list-item>
          <text:p text:style-name="P1">LiteTween (free) by Lunarray (Scirra forum): <text:a xlink:type="simple" xlink:href="https://www.scirra.com/forum/behavior-litetween_t70700" text:style-name="Internet_20_link" text:visited-style-name="Visited_20_Internet_20_Link">https://www.scirra.com/forum/behavior-litetween_t70700</text:a></text:p>
        </text:list-item>
      </text:list>
      <text:p text:style-name="Text_20_body">Non-native plugins used:</text:p>
      <text:list xml:id="list33278927" text:continue-numbering="true" text:style-name="L1">
        <text:list-item>
          <text:p text:style-name="P1">SpriteFont+ (free) by Codeplex : <text:a xlink:type="simple" xlink:href="https://spritefontplus.codeplex.com/" text:style-name="Internet_20_link" text:visited-style-name="Visited_20_Internet_20_Link">https://spritefontplus.codeplex.com/</text:a> </text:p>
        </text:list-item>
        <text:list-item>
          <text:p text:style-name="P2">callJS (free) by Joe7 (Scirra forum): <text:a xlink:type="simple" xlink:href="https://www.scirra.com/forum/plugin-call-javascript_t64104" text:style-name="Internet_20_link" text:visited-style-name="Visited_20_Internet_20_Link">https://www.scirra.com/forum/plugin-call-javascript_t64104</text:a> </text:p>
        </text:list-item>
      </text:list>
      <text:p text:style-name="Text_20_body"/>
      <text:p text:style-name="Text_20_body">You can find them in this folder, for plugins and behaviours just extract the .zip files into the correct folder (usually <text:span text:style-name="T2">"C:\Programs\Construct 2\exporters\html5\plugins"</text:span> for <text:span text:style-name="T1">callJS</text:span>, and <text:span text:style-name="T2">"C:\Programs\Construct 2\exporters\html5\behaviors"</text:span> for <text:span text:style-name="T1">LiteTween</text:span>), and drag the addons (the <text:span text:style-name="T1">SpriteFont+ </text:span>file) into the window of Construct 2 (you'll need to restart Construct 2 to have them working).</text:p>
      <text:p text:style-name="Text_20_body"/>
      <text:p text:style-name="Text_20_body">More infos on Scirra forum:</text:p>
      <text:list xml:id="list3316528912793626085" text:style-name="L2">
        <text:list-item>
          <text:p text:style-name="P3">LiteTween: <text:a xlink:type="simple" xlink:href="https://www.scirra.com/forum/behavior-litetween_t70700" text:style-name="Internet_20_link" text:visited-style-name="Visited_20_Internet_20_Link">https://www.scirra.com/forum/behavior-litetween_t70700</text:a> </text:p>
        </text:list-item>
        <text:list-item>
          <text:p text:style-name="P3">SpriteFont+: <text:a xlink:type="simple" xlink:href="https://www.scirra.com/forum/plugin-spritefont_t91528?sid=6cd97d8f917885ac12fa234939b4a8c9" text:style-name="Internet_20_link" text:visited-style-name="Visited_20_Internet_20_Link">https://www.scirra.com/forum/plugin-spritefont_t91528?sid=6cd97d8f917885ac12fa234939b4a8c9</text:a> </text:p>
        </text:list-item>
        <text:list-item>
          <text:p text:style-name="P3">CallJS: <text:a xlink:type="simple" xlink:href="https://www.scirra.com/forum/plugin-call-javascript_t64104" text:style-name="Internet_20_link" text:visited-style-name="Visited_20_Internet_20_Link">https://www.scirra.com/forum/plugin-call-javascript_t64104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58S</meta:editing-duration>
    <meta:editing-cycles>21</meta:editing-cycles>
    <meta:generator>OpenOffice/4.1.2$Win32 OpenOffice.org_project/412m3$Build-9782</meta:generator>
    <dc:date>2016-10-20T13:09:09.29</dc:date>
    <meta:document-statistic meta:table-count="0" meta:image-count="0" meta:object-count="0" meta:page-count="1" meta:paragraph-count="12" meta:word-count="120" meta:character-count="1132"/>
    <meta:user-defined meta:name="Info 1"/>
    <meta:user-defined meta:name="Info 2"/>
    <meta:user-defined meta:name="Info 3"/>
    <meta:user-defined meta:name="Info 4"/>
  </office:meta>
</office:document-meta>
</file>